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12pt" style:font-size-asian="12pt" style:font-size-complex="12pt"/>
    </style:style>
    <style:style style:name="P5" style:parent-style-name="Standard" style:family="paragraph">
      <style:text-properties fo:font-size="12pt" style:font-size-asian="12pt" style:font-size-complex="12pt"/>
    </style:style>
    <style:style style:name="P6" style:parent-style-name="Standard" style:family="paragraph">
      <style:text-properties fo:font-size="12pt" style:font-size-asian="12pt" style:font-size-complex="12pt"/>
    </style:style>
    <style:style style:name="P7" style:parent-style-name="Standard" style:family="paragraph">
      <style:text-properties fo:font-size="12pt" style:font-size-asian="12pt" style:font-size-complex="12pt"/>
    </style:style>
    <style:style style:name="P8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size="12pt" style:font-size-asian="12pt" style:font-size-complex="12pt"/>
    </style:style>
    <style:style style:name="P10" style:parent-style-name="Standard" style:family="paragraph">
      <style:text-properties fo:font-size="12pt" style:font-size-asian="12pt" style:font-size-complex="12pt"/>
    </style:style>
    <style:style style:name="P11" style:parent-style-name="Standard" style:family="paragraph">
      <style:text-properties fo:font-size="12pt" style:font-size-asian="12pt" style:font-size-complex="12pt"/>
    </style:style>
    <style:style style:name="P12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size="12pt" style:font-size-asian="12pt" style:font-size-complex="12pt"/>
    </style:style>
    <style:style style:name="P14" style:parent-style-name="Standard" style:family="paragraph">
      <style:text-properties fo:font-size="12pt" style:font-size-asian="12pt" style:font-size-complex="12pt"/>
    </style:style>
    <style:style style:name="P15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size="12pt" style:font-size-asian="12pt" style:font-size-complex="12pt"/>
    </style:style>
    <style:style style:name="P17" style:parent-style-name="Standard" style:family="paragraph">
      <style:text-properties fo:font-size="12pt" style:font-size-asian="12pt" style:font-size-complex="12pt"/>
    </style:style>
    <style:style style:name="P18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size="12pt" style:font-size-asian="12pt" style:font-size-complex="12pt"/>
    </style:style>
    <style:style style:name="P20" style:parent-style-name="Standard" style:family="paragraph">
      <style:text-properties fo:font-size="12pt" style:font-size-asian="12pt" style:font-size-complex="12pt"/>
    </style:style>
    <style:style style:name="P21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size="12pt" style:font-size-asian="12pt" style:font-size-complex="12pt"/>
    </style:style>
    <style:style style:name="P23" style:parent-style-name="Standard" style:family="paragraph">
      <style:text-properties fo:font-size="12pt" style:font-size-asian="12pt" style:font-size-complex="12pt"/>
    </style:style>
    <style:style style:name="P24" style:parent-style-name="Standard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size="12pt" style:font-size-asian="12pt" style:font-size-complex="12pt"/>
    </style:style>
    <style:style style:name="P26" style:parent-style-name="Standard" style:family="paragraph">
      <style:text-properties fo:font-size="12pt" style:font-size-asian="12pt" style:font-size-complex="12pt"/>
    </style:style>
    <style:style style:name="P27" style:parent-style-name="Standard" style:family="paragraph">
      <style:text-properties fo:font-size="12pt" style:font-size-asian="12pt" style:font-size-complex="12pt"/>
    </style:style>
    <style:style style:name="P28" style:parent-style-name="Standard" style:family="paragraph">
      <style:text-properties fo:font-size="12pt" style:font-size-asian="12pt" style:font-size-complex="12pt"/>
    </style:style>
    <style:style style:name="P29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Beschreibung der Game-GUI</text:p>
      <text:p text:style-name="P2"/>
      <text:p text:style-name="P3">Spielmechanik</text:p>
      <text:p text:style-name="P4">Zu Beginn des Spiels ist die untere Leiste mit der Hand des aktuellen Spielers geöffnet.</text:p>
      <text:p text:style-name="P5">Wenn ein Spieler an der Reihe ist, springt die untere Leiste zum Tab seiner Hand, außer eine bestimmte Hand<text:s/>ist fixiert.</text:p>
      <text:p text:style-name="P6">Die gelegten Steine besitzen eine farbige Umrandung, durch die ersichtlich ist, welcher Spieler die jeweiligen Steine gelegt hat.</text:p>
      <text:p text:style-name="P7"/>
      <text:p text:style-name="P8">Button: Hand/Deck</text:p>
      <text:p text:style-name="P9">Wenn Deck-Ansicht geöffnet: Öffnet die Hand-Ansicht.</text:p>
      <text:p text:style-name="P10">Wenn Hand-Ansicht geöffnet: Öffnet die Deck-Ansicht.</text:p>
      <text:p text:style-name="P11"/>
      <text:p text:style-name="P12">Button: Exit<text:s/>Game</text:p>
      <text:p text:style-name="P13">Verlässt das aktuelle Spiel.</text:p>
      <text:p text:style-name="P14"/>
      <text:p text:style-name="P15">Button: Pfeil (bei der Leiste)</text:p>
      <text:p text:style-name="P16">Öffnet/ Schließt die Leiste.</text:p>
      <text:p text:style-name="P17"/>
      <text:p text:style-name="P18">Button: Center</text:p>
      <text:p text:style-name="P19">Navigiert zum zuerst gelegten Stein.</text:p>
      <text:p text:style-name="P20"/>
      <text:p text:style-name="P21">Button: +</text:p>
      <text:p text:style-name="P22">Zoomt an das Spielfeld ran.</text:p>
      <text:p text:style-name="P23">Alternativ: Mit dem Mausrad nach oben scrollen.</text:p>
      <text:p text:style-name="P24">Button: -</text:p>
      <text:p text:style-name="P25">Zoomt aus dem Spielfeld raus.</text:p>
      <text:p text:style-name="P26">Alternativ: Mit dem Mausrad nach unten scrollen.</text:p>
      <text:p text:style-name="P27"/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tem Burchanow</meta:initial-creator>
    <dc:creator>Artem Burchanow</dc:creator>
    <meta:creation-date>2018-11-02T09:50:00Z</meta:creation-date>
    <dc:date>2018-11-08T12:14:00Z</dc:date>
    <meta:template xlink:href="Normal.dotm" xlink:type="simple"/>
    <meta:editing-cycles>6</meta:editing-cycles>
    <meta:editing-duration>PT0S</meta:editing-duration>
    <meta:document-statistic meta:page-count="1" meta:paragraph-count="1" meta:word-count="116" meta:character-count="846" meta:row-count="6" meta:non-whitespace-character-count="731"/>
  </office:meta>
</office:document-meta>
</file>